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ilanka" svg:font-family="Chilanka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7fb93" officeooo:paragraph-rsid="0017fb93"/>
    </style:style>
    <style:style style:name="P2" style:family="paragraph" style:parent-style-name="Standard">
      <style:text-properties officeooo:rsid="0018f29e" officeooo:paragraph-rsid="0018f29e"/>
    </style:style>
    <style:style style:name="P3" style:family="paragraph" style:parent-style-name="Standard">
      <style:text-properties officeooo:rsid="001b2e63" officeooo:paragraph-rsid="001b2e63"/>
    </style:style>
    <style:style style:name="P4" style:family="paragraph" style:parent-style-name="Standard">
      <style:text-properties officeooo:rsid="001bec94" officeooo:paragraph-rsid="001bec94"/>
    </style:style>
    <style:style style:name="P5" style:family="paragraph" style:parent-style-name="Standard">
      <style:text-properties officeooo:rsid="001c17f7" officeooo:paragraph-rsid="001c17f7"/>
    </style:style>
    <style:style style:name="P6" style:family="paragraph" style:parent-style-name="Standard">
      <style:text-properties officeooo:rsid="001de136" officeooo:paragraph-rsid="001de136"/>
    </style:style>
    <style:style style:name="P7" style:family="paragraph" style:parent-style-name="Standard">
      <style:text-properties officeooo:rsid="001de136" officeooo:paragraph-rsid="0027b3af"/>
    </style:style>
    <style:style style:name="P8" style:family="paragraph" style:parent-style-name="Standard">
      <style:text-properties officeooo:rsid="001de136" officeooo:paragraph-rsid="003139ea"/>
    </style:style>
    <style:style style:name="P9" style:family="paragraph" style:parent-style-name="Standard">
      <style:text-properties officeooo:rsid="001f2996" officeooo:paragraph-rsid="001f2996"/>
    </style:style>
    <style:style style:name="P10" style:family="paragraph" style:parent-style-name="Standard">
      <style:text-properties officeooo:rsid="002185d2" officeooo:paragraph-rsid="002185d2"/>
    </style:style>
    <style:style style:name="P11" style:family="paragraph" style:parent-style-name="Standard">
      <style:text-properties officeooo:rsid="0021f808" officeooo:paragraph-rsid="0021f808"/>
    </style:style>
    <style:style style:name="P12" style:family="paragraph" style:parent-style-name="Standard">
      <style:text-properties style:font-name="Chilanka" officeooo:rsid="0021f808" officeooo:paragraph-rsid="0021f808"/>
    </style:style>
    <style:style style:name="P13" style:family="paragraph" style:parent-style-name="Standard">
      <style:text-properties style:font-name="Chilanka" officeooo:rsid="0022eae6" officeooo:paragraph-rsid="0022eae6"/>
    </style:style>
    <style:style style:name="P14" style:family="paragraph" style:parent-style-name="Standard">
      <style:text-properties style:font-name="Chilanka" officeooo:rsid="0027b3af" officeooo:paragraph-rsid="0027b3af"/>
    </style:style>
    <style:style style:name="P15" style:family="paragraph" style:parent-style-name="Standard">
      <style:text-properties officeooo:rsid="0028e144" officeooo:paragraph-rsid="0028e144"/>
    </style:style>
    <style:style style:name="P16" style:family="paragraph" style:parent-style-name="Standard">
      <style:text-properties officeooo:rsid="0028e144" officeooo:paragraph-rsid="0030cf68"/>
    </style:style>
    <style:style style:name="P17" style:family="paragraph" style:parent-style-name="Standard">
      <style:text-properties officeooo:rsid="00295141" officeooo:paragraph-rsid="00295141"/>
    </style:style>
    <style:style style:name="P18" style:family="paragraph" style:parent-style-name="Standard">
      <style:text-properties officeooo:rsid="002bc7fb" officeooo:paragraph-rsid="002bc7fb"/>
    </style:style>
    <style:style style:name="P19" style:family="paragraph" style:parent-style-name="Standard">
      <style:text-properties style:font-name="Times New Roman1" officeooo:rsid="0021f808" officeooo:paragraph-rsid="0021f808"/>
    </style:style>
    <style:style style:name="P20" style:family="paragraph" style:parent-style-name="Standard">
      <style:text-properties style:font-name="Times New Roman1" officeooo:rsid="0022eae6" officeooo:paragraph-rsid="0022eae6"/>
    </style:style>
    <style:style style:name="P21" style:family="paragraph" style:parent-style-name="Standard">
      <style:text-properties style:font-name="Times New Roman1" officeooo:rsid="002c707f" officeooo:paragraph-rsid="002c707f"/>
    </style:style>
    <style:style style:name="P22" style:family="paragraph" style:parent-style-name="Standard">
      <style:text-properties style:font-name="Times New Roman1" officeooo:rsid="002c3d3d" officeooo:paragraph-rsid="002c3d3d"/>
    </style:style>
    <style:style style:name="P23" style:family="paragraph" style:parent-style-name="Standard">
      <style:text-properties style:font-name="Times New Roman1" officeooo:rsid="002bc7fb" officeooo:paragraph-rsid="002bc7fb"/>
    </style:style>
    <style:style style:name="P24" style:family="paragraph" style:parent-style-name="Standard">
      <style:text-properties style:font-name="Times New Roman1" officeooo:rsid="00264db2" officeooo:paragraph-rsid="00264db2"/>
    </style:style>
    <style:style style:name="P25" style:family="paragraph" style:parent-style-name="Standard">
      <style:text-properties style:font-name="Times New Roman1" officeooo:rsid="0030cf68" officeooo:paragraph-rsid="0030cf68"/>
    </style:style>
    <style:style style:name="P26" style:family="paragraph" style:parent-style-name="Standard">
      <style:text-properties style:font-name="Times New Roman1" officeooo:rsid="003853c5" officeooo:paragraph-rsid="003853c5"/>
    </style:style>
    <style:style style:name="P27" style:family="paragraph" style:parent-style-name="Standard">
      <style:text-properties style:font-name="Chilanka" officeooo:rsid="0022eae6" officeooo:paragraph-rsid="0022eae6"/>
    </style:style>
    <style:style style:name="P28" style:family="paragraph" style:parent-style-name="Standard">
      <style:text-properties style:font-name="Chilanka" officeooo:rsid="0039b59a" officeooo:paragraph-rsid="0039b59a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264db2"/>
    </style:style>
    <style:style style:name="T3" style:family="text">
      <style:text-properties officeooo:rsid="0018f29e"/>
    </style:style>
    <style:style style:name="T4" style:family="text">
      <style:text-properties officeooo:rsid="001af192"/>
    </style:style>
    <style:style style:name="T5" style:family="text">
      <style:text-properties officeooo:rsid="001b2e63"/>
    </style:style>
    <style:style style:name="T6" style:family="text">
      <style:text-properties officeooo:rsid="001bec94"/>
    </style:style>
    <style:style style:name="T7" style:family="text">
      <style:text-properties officeooo:rsid="001c17f7"/>
    </style:style>
    <style:style style:name="T8" style:family="text">
      <style:text-properties officeooo:rsid="001d077d"/>
    </style:style>
    <style:style style:name="T9" style:family="text">
      <style:text-properties officeooo:rsid="001de136"/>
    </style:style>
    <style:style style:name="T10" style:family="text">
      <style:text-properties style:font-name="Chilanka"/>
    </style:style>
    <style:style style:name="T11" style:family="text">
      <style:text-properties style:font-name="Times New Roman1"/>
    </style:style>
    <style:style style:name="T12" style:family="text">
      <style:text-properties style:font-name="Times New Roman1" officeooo:rsid="001f2996"/>
    </style:style>
    <style:style style:name="T13" style:family="text">
      <style:text-properties style:font-name="Times New Roman1" officeooo:rsid="00210868"/>
    </style:style>
    <style:style style:name="T14" style:family="text">
      <style:text-properties style:font-name="Times New Roman1" officeooo:rsid="00264db2"/>
    </style:style>
    <style:style style:name="T15" style:family="text">
      <style:text-properties style:font-name="Times New Roman1" officeooo:rsid="001c17f7"/>
    </style:style>
    <style:style style:name="T16" style:family="text">
      <style:text-properties style:font-name="Times New Roman1" officeooo:rsid="0018f29e"/>
    </style:style>
    <style:style style:name="T17" style:family="text">
      <style:text-properties style:font-name="Times New Roman1" officeooo:rsid="001d077d"/>
    </style:style>
    <style:style style:name="T18" style:family="text">
      <style:text-properties style:font-name="Times New Roman1" officeooo:rsid="0027b3af"/>
    </style:style>
    <style:style style:name="T19" style:family="text">
      <style:text-properties style:font-name="Times New Roman1" officeooo:rsid="0029ec44"/>
    </style:style>
    <style:style style:name="T20" style:family="text">
      <style:text-properties style:font-name="Times New Roman1" officeooo:rsid="002bc7fb"/>
    </style:style>
    <style:style style:name="T21" style:family="text">
      <style:text-properties style:font-name="Times New Roman1" officeooo:rsid="0030cf68"/>
    </style:style>
    <style:style style:name="T22" style:family="text">
      <style:text-properties style:font-name="Times New Roman1" officeooo:rsid="003a7da0"/>
    </style:style>
    <style:style style:name="T23" style:family="text">
      <style:text-properties officeooo:rsid="002185d2"/>
    </style:style>
    <style:style style:name="T24" style:family="text">
      <style:text-properties officeooo:rsid="0021f808"/>
    </style:style>
    <style:style style:name="T25" style:family="text">
      <style:text-properties officeooo:rsid="0027b3af"/>
    </style:style>
    <style:style style:name="T26" style:family="text">
      <style:text-properties officeooo:rsid="002e5dea"/>
    </style:style>
    <style:style style:name="T27" style:family="text">
      <style:text-properties officeooo:rsid="00377845"/>
    </style:style>
    <style:style style:name="T28" style:family="text">
      <style:text-properties officeooo:rsid="003a7d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a xlink:type="simple" xlink:href="https://machinelearningmastery.com/an-introduction-to-recurrent-neural-networks-and-the-math-that-powers-them/" text:style-name="Internet_20_link" text:visited-style-name="Visited_20_Internet_20_Link">https://machinelearningmastery.com/an-introduction-to-recurrent-neural-networks-and-the-math-that-powers-them/</text:a></text:p>
      <text:p text:style-name="P1"><text:a xlink:type="simple" xlink:href="https://www.youtube.com/watch?v=WEV61GmmPrk" text:style-name="Internet_20_link" text:visited-style-name="Visited_20_Internet_20_Link">https://www.youtube.com/watch?v=WEV61GmmPrk</text:a></text:p>
      <text:p text:style-name="P1"/>
      <text:p text:style-name="P1"/>
      <text:p text:style-name="P1">RNN utile pour séquence temporelle </text:p>
      <text:p text:style-name="P1">recurent neural network</text:p>
      <text:p text:style-name="P1"/>
      <text:p text:style-name="P1">Rnn n’a pas de mémoire en lui même</text:p>
      <text:p text:style-name="P1"/>
      <text:p text:style-name="P1">hidden (state) vector h<text:span text:style-name="T1">_t </text:span><text:span text:style-name="T2">(dimension est hyperparamètre)</text:span></text:p>
      <text:p text:style-name="P1"/>
      <text:p text:style-name="P1">input + h_t-1 → RNN → output and h_t</text:p>
      <text:p text:style-name="P1"/>
      <text:p text:style-name="P1">plus précis :</text:p>
      <text:p text:style-name="P1"><text:tab/>E(h_t-1, x_t) = h_t</text:p>
      <text:p text:style-name="P1"><text:tab/>D(h_t, x_t) = y_t</text:p>
      <text:p text:style-name="P1"/>
      <text:p text:style-name="P1"/>
      <text:p text:style-name="P1">Softmax = (Z_i) → (exp(Z_i)/ \sum{exp(Z_j)}) # soft car différentiable</text:p>
      <text:p text:style-name="P1"/>
      <text:p text:style-name="P1"/>
      <text:p text:style-name="P1">Tâche possible :</text:p>
      <text:p text:style-name="P1">- Classification (binaire)</text:p>
      <text:p text:style-name="P1">- reconnaissance de mot (a*+)</text:p>
      <text:p text:style-name="P1">- y_t peut être une distribution de probabilité</text:p>
      <text:p text:style-name="P2">QUESTION</text:p>
      <text:p text:style-name="P1"/>
      <text:p text:style-name="P1"/>
      <text:p text:style-name="P5">\sigma = fonction sigmoïdale</text:p>
      <text:p text:style-name="P1"/>
      <text:p text:style-name="P2">Historique :</text:p>
      <text:p text:style-name="P2">neurone = ind_R+ ( \sum{a_i \sigma (x_i) + b)</text:p>
      <text:p text:style-name="P2"><text:s/></text:p>
      <text:p text:style-name="P2">« Premier RNN » : ind_R+ ( U.x_t + W.h_t-1 + b) \in <text:span text:style-name="T5">{0,1}</text:span>^h &lt;<text:span text:style-name="T5">=&gt; semi-automate à état fini</text:span></text:p>
      <text:p text:style-name="P2">(W est donc carré<text:span text:style-name="T4">)</text:span></text:p>
      <text:p text:style-name="P8">y_<text:span text:style-name="T25">t</text:span> = <text:span text:style-name="T3"><text:s/>ind_R+ </text:span>(V.h_<text:span text:style-name="T25">t</text:span> + c)</text:p>
      <text:p text:style-name="P2"/>
      <text:p text:style-name="P3">semi-automate = automate sans état fin<text:span text:style-name="T6">al </text:span>(il ne classifie rien)</text:p>
      <text:p text:style-name="P9">Turing machine = automate avec une bande de lecture écriture</text:p>
      <text:p text:style-name="P3"/>
      <text:p text:style-name="P4">PB : pas différentiable (on sait pas comment l’apprendre)</text:p>
      <text:p text:style-name="P5"/>
      <text:p text:style-name="P5"><text:span text:style-name="T9">1990 : </text:span><text:span text:style-name="T26">Elmann Network, </text:span>Simple/<text:span text:style-name="T8">Vanilla</text:span> RNN <text:span text:style-name="T23">(SRN</text:span><text:span text:style-name="T24">(</text:span><text:span text:style-name="T23">N</text:span><text:span text:style-name="T24">)</text:span><text:span text:style-name="T23">)</text:span>: <text:s/></text:p>
      <text:p text:style-name="P6">L’exécution de <text:span text:style-name="T10">R </text:span><text:span text:style-name="T11">RNN</text:span><text:span text:style-name="T10"> sur u</text:span>ne suite finie (x_i)_i&lt;T est ((h_i, y_i))_i&lt;T</text:p>
      <text:p text:style-name="P6">h_<text:span text:style-name="T25">t</text:span> = <text:span text:style-name="T7">\sigma</text:span><text:span text:style-name="T3"> ( U.x_t + W.h_t-1 + b) \in </text:span><text:span text:style-name="T8">[0,1]^h</text:span></text:p>
      <text:p text:style-name="P6">y_<text:span text:style-name="T25">t</text:span> = \sigma (V.h_<text:span text:style-name="T25">t</text:span> + c)</text:p>
      <text:p text:style-name="P6"/>
      <text:p text:style-name="P6">Généralement h₀ = 0 ou Variable aléatoire</text:p>
      <text:p text:style-name="P6"/>
      <text:p text:style-name="P6"><text:soft-page-break/>→ Sontage et Siegelmann <text:span text:style-name="T10">R </text:span><text:span text:style-name="T11">est Turing complet en précision infini. </text:span><text:span text:style-name="T12">Dans h_t, </text:span><text:span text:style-name="T13">on peut coder n’importe qu’elle séquence en utilisant la bonne base</text:span></text:p>
      <text:p text:style-name="P6"><text:span text:style-name="T13"/></text:p>
      <text:p text:style-name="P10"><text:span text:style-name="T13">O</text:span><text:span text:style-name="T11">n peut avoir des précisions très fine dans l’entrainement en utilisant du MAC (Multiply and aCCumulate)</text:span></text:p>
      <text:p text:style-name="P10"><text:span text:style-name="T11"/></text:p>
      <text:p text:style-name="P19">PB : SRN saturé (avec des valeurs de \sigma proche des bornes de la précision finie) pas apprenable </text:p>
      <text:p text:style-name="P11"><text:span text:style-name="T11"/></text:p>
      <text:p text:style-name="P12">X <text:span text:style-name="T11">= {(x_i)_i&lt;T | T &lt; \inf , x_i \in R^u}</text:span></text:p>
      <text:p text:style-name="P12"><text:span text:style-name="T11"/></text:p>
      <text:p text:style-name="P19">S_N <text:s/>={((x_k)_k&lt;T, y_i)}_i&lt;N</text:p>
      <text:p text:style-name="P12"><text:span text:style-name="T11"/></text:p>
      <text:p text:style-name="P19">Soit ((x_k)_k&lt;T, y_i) \in S_N, on produit : h_1, h₂, … h_T, y^^_T de manière récursive </text:p>
      <text:p text:style-name="P19">=&gt; Deep learning avec T+1 profondeur</text:p>
      <text:p text:style-name="P12"><text:span text:style-name="T11"/></text:p>
      <text:p text:style-name="P20">PB : si s<text:span text:style-name="T28">e</text:span>quence T trop longue, on peut avoir du gradient vanishing or exploding,</text:p>
      <text:p text:style-name="P13"><text:span text:style-name="T14">[</text:span><text:span text:style-name="T11">et si gradient descent step est bornée, on a des zones dans l’espace des paramètres qu’on ne pourra pas atteindre par gradient descendre à cause de la précision finie</text:span><text:span text:style-name="T14">]</text:span></text:p>
      <text:p text:style-name="P13"><text:span text:style-name="T14"/></text:p>
      <text:p text:style-name="P28"><text:span text:style-name="T14">R</text:span><text:span text:style-name="T11">aison : dans le gradient, chaque nouvelle étape multiplie par W^T, </text:span><text:span text:style-name="T22">donc on a un effet short term memory</text:span></text:p>
      <text:p text:style-name="P13"><text:span text:style-name="T14"/></text:p>
      <text:p text:style-name="P13"><text:span text:style-name="T14"/></text:p>
      <text:p text:style-name="P24">Solution par un allemand : autre Encoder</text:p>
      <text:p text:style-name="P13"><text:span text:style-name="T11"/></text:p>
      <text:p text:style-name="P14"><text:span text:style-name="T20">1997 </text:span><text:span text:style-name="T11">LSTM (long short term Memory)</text:span></text:p>
      <text:p text:style-name="P14"><text:span text:style-name="T11"/></text:p>
      <text:p text:style-name="P7"><text:span text:style-name="T11">i</text:span><text:span text:style-name="T18">_t</text:span><text:span text:style-name="T11"> = </text:span><text:span text:style-name="T15">\sigma</text:span><text:span text:style-name="T16"> ( U^</text:span><text:span text:style-name="T18">i</text:span><text:span text:style-name="T16">.x_t + W^</text:span><text:span text:style-name="T18">i</text:span><text:span text:style-name="T16">.h_t-1 + b^</text:span><text:span text:style-name="T18">i</text:span><text:span text:style-name="T16">)</text:span></text:p>
      <text:p text:style-name="P7"><text:span text:style-name="T18">f_t</text:span><text:span text:style-name="T17"> = </text:span><text:span text:style-name="T15">\sigma</text:span><text:span text:style-name="T16"> ( U^</text:span><text:span text:style-name="T18">f</text:span><text:span text:style-name="T16">.x_t + W^</text:span><text:span text:style-name="T18">f</text:span><text:span text:style-name="T16">.h_t-1 + b^</text:span><text:span text:style-name="T18">f</text:span><text:span text:style-name="T16">)</text:span></text:p>
      <text:p text:style-name="P7"><text:span text:style-name="T18">g_t</text:span><text:span text:style-name="T17"> = </text:span><text:span text:style-name="T15">\</text:span><text:span text:style-name="T18">tanh </text:span><text:span text:style-name="T16">( U^</text:span><text:span text:style-name="T18">g</text:span><text:span text:style-name="T16">.x_t + W^</text:span><text:span text:style-name="T18">g</text:span><text:span text:style-name="T16">.h_t-1 + b^</text:span><text:span text:style-name="T18">g</text:span><text:span text:style-name="T16">) </text:span></text:p>
      <text:p text:style-name="P16"><text:span text:style-name="T16">o</text:span><text:span text:style-name="T11">_t </text:span><text:span text:style-name="T21">= </text:span><text:span text:style-name="T15">\sigma</text:span><text:span text:style-name="T16"> ( U^</text:span><text:span text:style-name="T21">o</text:span><text:span text:style-name="T16">.x_t + W^</text:span><text:span text:style-name="T21">o</text:span><text:span text:style-name="T16">.h_t-1 + b^</text:span><text:span text:style-name="T21">o</text:span><text:span text:style-name="T16">)</text:span></text:p>
      <text:p text:style-name="P15"><text:span text:style-name="T11"/></text:p>
      <text:p text:style-name="P15"><text:span text:style-name="T11">c_t </text:span><text:span text:style-name="T21">= f_t x. c_t-1 + i_t x. g_t</text:span></text:p>
      <text:p text:style-name="P15"><text:span text:style-name="T11">h_t </text:span><text:span text:style-name="T21">= o_t x. \tanh (c_t)</text:span></text:p>
      <text:p text:style-name="P15"><text:span text:style-name="T21"/></text:p>
      <text:p text:style-name="P25">x. element wise product</text:p>
      <text:p text:style-name="P15"><text:span text:style-name="T11"/></text:p>
      <text:p text:style-name="P21">4 fois plus de paramètres</text:p>
      <text:p text:style-name="P17"><text:span text:style-name="T11">Plus puissant </text:span><text:span text:style-name="T19">(peu apprendre a^n b^n</text:span><text:span text:style-name="T11"> mais toujours pas Turing complet en précision fini.</text:span></text:p>
      <text:p text:style-name="P22">Reste encore très compétitive.</text:p>
      <text:p text:style-name="P17"><text:span text:style-name="T11"/></text:p>
      <text:p text:style-name="P17"><text:span text:style-name="T11"/></text:p>
      <text:p text:style-name="P26">Stacked rnn = deep rnn = rnn with several neurons before output</text:p>
      <text:p text:style-name="P17"><text:span text:style-name="T11"/></text:p>
      <text:p text:style-name="P23">Descent Gradient pour RNN : BPTT Back Popagatio<text:span text:style-name="T27">n</text:span> Through Time</text:p>
      <text:p text:style-name="P18"><text:span text:style-name="T11"/></text:p>
      <text:p text:style-name="P21">Architecture moins couteuse : GR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ilanka" svg:font-family="Chilanka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09:08:25.515265847</meta:creation-date>
    <meta:generator>LibreOffice/7.6.5.2$Linux_X86_64 LibreOffice_project/60$Build-2</meta:generator>
    <dc:date>2024-04-09T16:46:31.590647639</dc:date>
    <meta:editing-duration>PT5H6M19S</meta:editing-duration>
    <meta:editing-cycles>33</meta:editing-cycles>
    <meta:document-statistic meta:table-count="0" meta:image-count="0" meta:object-count="0" meta:page-count="2" meta:paragraph-count="56" meta:word-count="469" meta:character-count="2725" meta:non-whitespace-character-count="2303"/>
  </office:meta>
</office:document-meta>
</file>